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usini Mono 2014" svg:font-family="'Rusini Mono 2014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55in"/>
    </style:style>
    <style:style style:name="co2" style:family="table-column">
      <style:table-column-properties fo:break-before="auto" style:column-width="0.9189in"/>
    </style:style>
    <style:style style:name="co3" style:family="table-column">
      <style:table-column-properties fo:break-before="auto" style:column-width="0.91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zxx" fo:country="none"/>
    </style:style>
    <style:style style:name="ce2" style:family="table-cell" style:parent-style-name="Default" style:data-style-name="N0">
      <style:text-properties fo:language="zxx" fo:country="none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70"/>
      <table:table table:name="Benchmarks" table:style-name="ta1" table:print="false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Language + variant (translator)</text:p>
          </table:table-cell>
          <table:table-cell table:style-name="ce2" office:value-type="string">
            <text:p>Slowdown A</text:p>
          </table:table-cell>
          <table:table-cell table:style-name="ce2" office:value-type="string">
            <text:p>Slowdown B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a (luajit) <text:s text:c="2"/></text:p>
          </table:table-cell>
          <table:table-cell table:style-name="ce2" office:value-type="float" office:value="4.165">
            <text:p>4.165</text:p>
          </table:table-cell>
          <table:table-cell table:style-name="ce2" office:value-type="float" office:value="3.224">
            <text:p>3.2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avaScript/ECMAScript <text:s/></text:p>
          </table:table-cell>
          <table:table-cell table:style-name="ce2" office:value-type="float" office:value="5.677">
            <text:p>5.677</text:p>
            <draw:frame table:end-cell-address="Benchmarks.M31" table:end-x="0.8571in" table:end-y="0.1717in" draw:z-index="0" draw:style-name="gr1" draw:text-style-name="P1" svg:width="10.3709in" svg:height="5.1362in" svg:x="0.361in" svg:y="0.0138in">
              <draw:object draw:notify-on-update-of-ranges="Benchmarks.A1:Benchmarks.A1 Benchmarks.A2:Benchmarks.A13 Benchmarks.B1:Benchmarks.B1 Benchmarks.B2:Benchmarks.B13 Benchmarks.C1:Benchmarks.C1 Benchmarks.C2:Benchmark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 office:value-type="float" office:value="4.379">
            <text:p>4.37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cheme (csc) <text:s text:c="2"/></text:p>
          </table:table-cell>
          <table:table-cell table:style-name="ce2" office:value-type="float" office:value="42.706">
            <text:p>42.706</text:p>
          </table:table-cell>
          <table:table-cell table:style-name="ce2" office:value-type="float" office:value="57.351">
            <text:p>57.3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a (lua) <text:s text:c="2"/></text:p>
          </table:table-cell>
          <table:table-cell table:style-name="ce2" office:value-type="float" office:value="136.647">
            <text:p>136.647</text:p>
          </table:table-cell>
          <table:table-cell table:style-name="ce2" office:value-type="float" office:value="78.922">
            <text:p>78.9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NOOL + AllocOpt=True <text:s/></text:p>
          </table:table-cell>
          <table:table-cell table:style-name="ce2" office:value-type="float" office:value="159.24">
            <text:p>159.24</text:p>
          </table:table-cell>
          <table:table-cell table:style-name="ce2" office:value-type="float" office:value="131.661">
            <text:p>131.6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NOOL + AllocOpt=False <text:s/></text:p>
          </table:table-cell>
          <table:table-cell table:style-name="ce2" office:value-type="float" office:value="165.032">
            <text:p>165.032</text:p>
          </table:table-cell>
          <table:table-cell table:style-name="ce2" office:value-type="float" office:value="133.73">
            <text:p>133.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ython 2 <text:s text:c="2"/></text:p>
          </table:table-cell>
          <table:table-cell table:style-name="ce2" office:value-type="float" office:value="203.919">
            <text:p>203.919</text:p>
          </table:table-cell>
          <table:table-cell table:style-name="ce2" office:value-type="float" office:value="126.607">
            <text:p>126.6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HP <text:s text:c="3"/></text:p>
          </table:table-cell>
          <table:table-cell table:style-name="ce2" office:value-type="float" office:value="226.577">
            <text:p>226.577</text:p>
          </table:table-cell>
          <table:table-cell table:style-name="ce2" office:value-type="float" office:value="96.728">
            <text:p>96.7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ython 3 <text:s text:c="2"/></text:p>
          </table:table-cell>
          <table:table-cell table:style-name="ce2" office:value-type="float" office:value="331.146">
            <text:p>331.146</text:p>
          </table:table-cell>
          <table:table-cell table:style-name="ce2" office:value-type="float" office:value="180.059">
            <text:p>180.0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l <text:s text:c="3"/></text:p>
          </table:table-cell>
          <table:table-cell table:style-name="ce2" office:value-type="float" office:value="358.959">
            <text:p>358.959</text:p>
          </table:table-cell>
          <table:table-cell table:style-name="ce2" office:value-type="float" office:value="229.542">
            <text:p>229.5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cheme (guile) <text:s text:c="2"/></text:p>
          </table:table-cell>
          <table:table-cell table:style-name="ce2" office:value-type="float" office:value="393.072">
            <text:p>393.072</text:p>
          </table:table-cell>
          <table:table-cell table:style-name="ce2" office:value-type="float" office:value="41.818">
            <text:p>41.8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uby <text:s text:c="3"/></text:p>
          </table:table-cell>
          <table:table-cell table:style-name="ce2" office:value-type="float" office:value="898.797">
            <text:p>898.797</text:p>
          </table:table-cell>
          <table:table-cell table:style-name="ce2" office:value-type="float" office:value="150.077">
            <text:p>150.077</text:p>
          </table:table-cell>
          <table:table-cell table:number-columns-repeated="2"/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target-range-address="Benchmarks.A2:Benchmarks.C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usini Mono 2014" svg:font-family="'Rusini Mono 2014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8">06/18/2020</text:date>, <text:time>02:3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02:32:28.73</dc:date>
    <dc:creator>Alex P.</dc:creator>
    <meta:generator>OpenOffice/4.1.5$Win32 OpenOffice.org_project/415m1$Build-9789</meta:generator>
    <meta:editing-duration>PT1H1M15S</meta:editing-duration>
    <meta:editing-cycles>7</meta:editing-cycles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Source Sans Pro'" style:font-style-name="Regular" fo:font-size="10.5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text-properties fo:font-family="'Source Sans Pro'" style:font-style-name="Regular" fo:font-size="10.5pt" style:font-size-asian="10pt" style:font-size-complex="10pt"/>
    </style:style>
    <style:style style:name="ch5" style:family="chart" style:data-style-name="N0">
      <style:chart-properties chart:display-label="true" chart:logarithmic="false" chart:interval-major="50" chart:interval-minor-divisor="2" chart:reverse-direction="false" text:line-break="false" chart:axis-position="0"/>
      <style:text-properties fo:font-family="'Source Sans Pro'" style:font-style-name="Regular" fo:font-size="10.5pt" style:font-size-asian="10pt" style:font-size-complex="10pt"/>
    </style:style>
    <style:style style:name="ch6" style:family="chart" style:data-style-name="N0">
      <style:graphic-properties draw:stroke="none" draw:fill-color="#000099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cc0000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43cm" svg:height="13.047cm" xlink:href=".." xlink:type="simple" chart:class="chart:bar" chart:style-name="ch1">
        <chart:legend chart:legend-position="bottom" svg:x="10.645cm" svg:y="12.185cm" style:legend-expansion="wide" chart:style-name="ch2"/>
        <chart:plot-area chart:style-name="ch3" table:cell-range-address="Benchmarks.A1:Benchmarks.C13" chart:data-source-has-labels="both" svg:x="0.976cm" svg:y="1.175cm" svg:width="24.315cm" svg:height="10.33cm">
          <chartooo:coordinate-region svg:x="5.487cm" svg:y="1.903cm" svg:width="19.524cm" svg:height="9.602cm"/>
          <chart:axis chart:dimension="x" chart:name="primary-x" chart:style-name="ch4" chartooo:axis-type="auto">
            <chartooo:date-scale/>
            <chart:categories table:cell-range-address="Benchmarks.A2:Benchmarks.A13"/>
          </chart:axis>
          <chart:axis chart:dimension="y" chart:name="primary-y" chart:style-name="ch5">
            <chart:grid chart:class="major"/>
            <chart:grid chart:class="minor"/>
          </chart:axis>
          <chart:series chart:style-name="ch6" chart:values-cell-range-address="Benchmarks.B2:Benchmarks.B13" chart:label-cell-address="Benchmarks.B1:Benchmarks.B1" chart:class="chart:bar">
            <chart:data-point chart:repeated="12"/>
          </chart:series>
          <chart:series chart:style-name="ch7" chart:values-cell-range-address="Benchmarks.C2:Benchmarks.C13" chart:label-cell-address="Benchmarks.C1:Benchmarks.C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 A</text:p>
                <draw:g>
                  <svg:desc>Benchmarks.B1:Benchmarks.B1</svg:desc>
                </draw:g>
              </table:table-cell>
              <table:table-cell office:value-type="string">
                <text:p>Slowdown B</text:p>
                <draw:g>
                  <svg:desc>Benchmarks.C1:Benchmark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a (luajit)   </text:p>
                <draw:g>
                  <svg:desc>Benchmarks.A2:Benchmarks.A13</svg:desc>
                </draw:g>
              </table:table-cell>
              <table:table-cell office:value-type="float" office:value="4.165">
                <text:p>4.165</text:p>
                <draw:g>
                  <svg:desc>Benchmarks.B2:Benchmarks.B13</svg:desc>
                </draw:g>
              </table:table-cell>
              <table:table-cell office:value-type="float" office:value="3.224">
                <text:p>3.224</text:p>
                <draw:g>
                  <svg:desc>Benchmarks.C2:Benchmarks.C13</svg:desc>
                </draw:g>
              </table:table-cell>
            </table:table-row>
            <table:table-row>
              <table:table-cell office:value-type="string">
                <text:p>JavaScript/ECMAScript  </text:p>
              </table:table-cell>
              <table:table-cell office:value-type="float" office:value="5.677">
                <text:p>5.677</text:p>
              </table:table-cell>
              <table:table-cell office:value-type="float" office:value="4.379">
                <text:p>4.379</text:p>
              </table:table-cell>
            </table:table-row>
            <table:table-row>
              <table:table-cell office:value-type="string">
                <text:p>Scheme (csc)   </text:p>
              </table:table-cell>
              <table:table-cell office:value-type="float" office:value="42.706">
                <text:p>42.706</text:p>
              </table:table-cell>
              <table:table-cell office:value-type="float" office:value="57.351">
                <text:p>57.351</text:p>
              </table:table-cell>
            </table:table-row>
            <table:table-row>
              <table:table-cell office:value-type="string">
                <text:p>Lua (lua)   </text:p>
              </table:table-cell>
              <table:table-cell office:value-type="float" office:value="136.647">
                <text:p>136.647</text:p>
              </table:table-cell>
              <table:table-cell office:value-type="float" office:value="78.922">
                <text:p>78.922</text:p>
              </table:table-cell>
            </table:table-row>
            <table:table-row>
              <table:table-cell office:value-type="string">
                <text:p>MANOOL + AllocOpt=True  </text:p>
              </table:table-cell>
              <table:table-cell office:value-type="float" office:value="159.24">
                <text:p>159.24</text:p>
              </table:table-cell>
              <table:table-cell office:value-type="float" office:value="131.661">
                <text:p>131.661</text:p>
              </table:table-cell>
            </table:table-row>
            <table:table-row>
              <table:table-cell office:value-type="string">
                <text:p>MANOOL + AllocOpt=False  </text:p>
              </table:table-cell>
              <table:table-cell office:value-type="float" office:value="165.032">
                <text:p>165.032</text:p>
              </table:table-cell>
              <table:table-cell office:value-type="float" office:value="133.73">
                <text:p>133.73</text:p>
              </table:table-cell>
            </table:table-row>
            <table:table-row>
              <table:table-cell office:value-type="string">
                <text:p>Python 2   </text:p>
              </table:table-cell>
              <table:table-cell office:value-type="float" office:value="203.919">
                <text:p>203.919</text:p>
              </table:table-cell>
              <table:table-cell office:value-type="float" office:value="126.607">
                <text:p>126.607</text:p>
              </table:table-cell>
            </table:table-row>
            <table:table-row>
              <table:table-cell office:value-type="string">
                <text:p>PHP    </text:p>
              </table:table-cell>
              <table:table-cell office:value-type="float" office:value="226.577">
                <text:p>226.577</text:p>
              </table:table-cell>
              <table:table-cell office:value-type="float" office:value="96.728">
                <text:p>96.728</text:p>
              </table:table-cell>
            </table:table-row>
            <table:table-row>
              <table:table-cell office:value-type="string">
                <text:p>Python 3   </text:p>
              </table:table-cell>
              <table:table-cell office:value-type="float" office:value="331.146">
                <text:p>331.146</text:p>
              </table:table-cell>
              <table:table-cell office:value-type="float" office:value="180.059">
                <text:p>180.059</text:p>
              </table:table-cell>
            </table:table-row>
            <table:table-row>
              <table:table-cell office:value-type="string">
                <text:p>Perl    </text:p>
              </table:table-cell>
              <table:table-cell office:value-type="float" office:value="358.959">
                <text:p>358.959</text:p>
              </table:table-cell>
              <table:table-cell office:value-type="float" office:value="229.542">
                <text:p>229.542</text:p>
              </table:table-cell>
            </table:table-row>
            <table:table-row>
              <table:table-cell office:value-type="string">
                <text:p>Scheme (guile)   </text:p>
              </table:table-cell>
              <table:table-cell office:value-type="float" office:value="393.072">
                <text:p>393.072</text:p>
              </table:table-cell>
              <table:table-cell office:value-type="float" office:value="41.818">
                <text:p>41.818</text:p>
              </table:table-cell>
            </table:table-row>
            <table:table-row>
              <table:table-cell office:value-type="string">
                <text:p>Ruby    </text:p>
              </table:table-cell>
              <table:table-cell office:value-type="float" office:value="898.797">
                <text:p>898.797</text:p>
              </table:table-cell>
              <table:table-cell office:value-type="float" office:value="150.077">
                <text:p>150.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